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0882c"/>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text-properties officeooo:paragraph-rsid="0010882c"/>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text-properties officeooo:paragraph-rsid="0010882c"/>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text-properties fo:font-weight="bold" officeooo:rsid="0010882c" officeooo:paragraph-rsid="0010882c" style:font-weight-asian="bold" style:font-weight-complex="bold"/>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T1" style:family="text">
      <style:text-properties officeooo:rsid="0010882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10">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itle:</text:span> Teacher Bans AI in Her Classroom—Here's Why</text:p>
      <text:p text:style-name="Text_20_body"><text:span text:style-name="Strong_20_Emphasis">Source:</text:span> Adapted from Edutopia, August 2024</text:p>
      <text:p text:style-name="Text_20_body">Chanea Bond, a high school English teacher in Texas, recently announced to her 60,000 followers on social media that she will enforce a strict no-AI policy in her classes this year. Students who use AI tools like ChatGPT will receive a zero on assignments, "and there will be no exceptions," Bond said.</text:p>
      <text:p text:style-name="Text_20_body">The post sparked intense debate. "AI can do a lot more than write for your students. Brainstorm, outline, grammar, spelling, vocabulary," wrote one educator in response. "Are you proposing none of these use cases be allowed?"</text:p>
      <text:p text:style-name="Text_20_body">"Yes," Bond replied firmly. "All of the things you mentioned are skills my students are supposed to develop in school."</text:p>
      <text:p text:style-name="Text_20_body">Bond's decision came after a troubling experience last year. She had students use AI to help write essays comparing two 19th-century short stories. Those who used AI-generated thesis statements turned in "really, really bad" papers. "My students don't have the foundational skills necessary to take something they get from AI and make it into something worth reading," she explained.</text:p>
      <text:p text:style-name="Text_20_body">Her main concern isn't about banning technology—it's about what students are learning, or more often, not learning. "My job is to help kids develop foundational skills," Bond said. "Using AI at this point is not a foundational skill. If they need it, they will learn it on the job."</text:p>
      <text:p text:style-name="Text_20_body">However, many educators disagree. Amanda Bickerstaff, CEO of AI for Education, argues that banning AI is the wrong approach. "As soon as it's banned, it's forbidden fruit," she pointed out. Instead, she believes schools should teach students AI literacy—how to use these tools responsibly and ethically. "We're living through an inflection point unlike anything we've lived before," Bickerstaff said. "If kids are not learning how to use it at school, large portions of children are missing out on key career preparation."</text:p>
      <text:p text:style-name="Text_20_body">The debate continues: Should schools ban AI to protect learning, or embrace it to prepare students for the future?</text:p>
      <text:p text:style-name="Text_20_body"/>
      <text:h text:style-name="Heading_20_1" text:outline-level="1">Teacher Bans AI in Her Classroom - Reading Comprehension</text:h>
      <text:p text:style-name="Text_20_body"><text:span text:style-name="Strong_20_Emphasis">Name:</text:span> _________________ <text:span text:style-name="Strong_20_Emphasis">Class:</text:span> _________________ <text:span text:style-name="Strong_20_Emphasis">Date:</text:span> _________________</text:p>
      <text:p text:style-name="Horizontal_20_Line"/>
      <text:h text:style-name="Heading_20_2" text:outline-level="2">Key Vocabulary - Vocabulaire clé</text:h>
      <text:list xml:id="list267984034" text:style-name="L8">
        <text:list-item>
          <text:p text:style-name="P18"><text:span text:style-name="Strong_20_Emphasis">to ban</text:span>: interdire </text:p>
        </text:list-item>
        <text:list-item>
          <text:p text:style-name="P18"><text:span text:style-name="Strong_20_Emphasis">foundational skills</text:span>: compétences de base </text:p>
        </text:list-item>
        <text:list-item>
          <text:p text:style-name="P18"><text:span text:style-name="Strong_20_Emphasis">thesis statement</text:span>: problématique (dissertation) </text:p>
        </text:list-item>
        <text:list-item>
          <text:p text:style-name="P17"><text:span text:style-name="Strong_20_Emphasis">forbidden fruit</text:span>: fruit défendu </text:p>
        </text:list-item>
      </text:list>
      <text:p text:style-name="Horizontal_20_Line"><text:soft-page-break/></text:p>
      <text:h text:style-name="Heading_20_2" text:outline-level="2">Part A - Global Comprehension /4 pts</text:h>
      <text:p text:style-name="Text_20_body"><text:span text:style-name="Strong_20_Emphasis">1.</text:span> What is this article about? (Choose the best answer) <text:span text:style-name="Strong_20_Emphasis">(1 pt)</text:span></text:p>
      <text:p text:style-name="Text_20_body">☐ a) A teacher who loves using AI in class<text:line-break/>☐ b) A teacher who banned AI and explains why<text:line-break/>☐ c) Students cheating with AI<text:line-break/>☐ d) How to use ChatGPT</text:p>
      <text:p text:style-name="Text_20_body"><text:span text:style-name="Strong_20_Emphasis">2.</text:span> Who are the two main people mentioned in the article? <text:span text:style-name="Strong_20_Emphasis">(2 pts)</text:span></text:p>
      <text:p text:style-name="Text_20_body">Name: _________________ Position: _________________</text:p>
      <text:p text:style-name="Text_20_body">Name: _________________ Position: _________________</text:p>
      <text:p text:style-name="Text_20_body"><text:span text:style-name="Strong_20_Emphasis">3.</text:span> What will happen if students use AI in Bond's class? <text:span text:style-name="Strong_20_Emphasis">(1 pt)</text:span></text:p>
      <text:p text:style-name="Horizontal_20_Line"/>
      <text:p text:style-name="Horizontal_20_Line"/>
      <text:h text:style-name="Heading_20_2" text:outline-level="2">Part B - Detailed Comprehension /10 pts</text:h>
      <text:h text:style-name="Heading_20_3" text:outline-level="3">For all students - Pour tous les élèves</text:h>
      <text:p text:style-name="Text_20_body"><text:span text:style-name="Strong_20_Emphasis">4.</text:span> True or False? Justify with a SHORT quote (3-5 words maximum) <text:span text:style-name="Strong_20_Emphasis">(4 pts)</text:span></text:p>
      <text:p text:style-name="Text_20_body"><text:span text:style-name="Strong_20_Emphasis">a)</text:span> Chanea Bond teaches in Texas.<text:line-break/>☐ True ☐ False<text:line-break/>Quote: _________________________________</text:p>
      <text:p text:style-name="Text_20_body"><text:span text:style-name="Strong_20_Emphasis">b)</text:span> Students who used AI wrote excellent papers.<text:line-break/>☐ True ☐ False<text:line-break/>Quote: _________________________________</text:p>
      <text:p text:style-name="Text_20_body"><text:span text:style-name="Strong_20_Emphasis">c)</text:span> Bond thinks AI is a foundational skill.<text:line-break/>☐ True ☐ False<text:line-break/>Quote: _________________________________</text:p>
      <text:p text:style-name="Text_20_body"><text:span text:style-name="Strong_20_Emphasis">d)</text:span> Amanda Bickerstaff agrees with the ban.<text:line-break/>☐ True ☐ False<text:line-break/>Quote: _________________________________</text:p>
      <text:p text:style-name="Text_20_body"><text:span text:style-name="Strong_20_Emphasis">5.</text:span> Complete the sentences: <text:span text:style-name="Strong_20_Emphasis">(2 pts)</text:span></text:p>
      <text:p text:style-name="Text_20_body"><text:span text:style-name="Strong_20_Emphasis">a)</text:span> Bond banned AI because students don't have the _________________ to use it well.</text:p>
      <text:p text:style-name="Text_20_body"><text:span text:style-name="Strong_20_Emphasis">b)</text:span> Bickerstaff thinks schools should teach students _________________________________.</text:p>
      <text:p text:style-name="Horizontal_20_Line"/>
      <text:h text:style-name="Heading_20_3" text:outline-level="3">For A2+/B1 students only - Bonus points for A1+ students</text:h>
      <text:p text:style-name="Text_20_body"><text:span text:style-name="Strong_20_Emphasis">6.</text:span> Why did Bond decide to ban AI? Give TWO reasons from the text. <text:span text:style-name="Strong_20_Emphasis">(2 pts - BONUS)</text:span></text:p>
      <text:p text:style-name="Text_20_body"><text:soft-page-break/>Reason 1: _________________________________________________________________</text:p>
      <text:p text:style-name="Horizontal_20_Line"/>
      <text:p text:style-name="Text_20_body">Reason 2: _________________________________________________________________</text:p>
      <text:p text:style-name="Horizontal_20_Line"/>
      <text:p text:style-name="Text_20_body"><text:span text:style-name="Strong_20_Emphasis">7.</text:span> What does "forbidden fruit" mean in this context? <text:span text:style-name="Strong_20_Emphasis">(1 pt - BONUS)</text:span></text:p>
      <text:p text:style-name="Text_20_body">☐ a) Something healthy<text:line-break/>☐ b) Something that becomes more attractive when banned<text:line-break/>☐ c) A type of food<text:line-break/>☐ d) Something dangerous</text:p>
      <text:p text:style-name="Text_20_body"><text:span text:style-name="Strong_20_Emphasis">8.</text:span> Find in the text: <text:span text:style-name="Strong_20_Emphasis">(1 pt - BONUS)</text:span></text:p>
      <text:p text:style-name="Text_20_body">One argument FOR banning AI: _________________________________________________________________</text:p>
      <text:p text:style-name="Horizontal_20_Line"/>
      <text:p text:style-name="Text_20_body">One argument AGAINST banning AI: _________________________________________________________________</text:p>
      <text:p text:style-name="Horizontal_20_Line"/>
      <text:p text:style-name="Horizontal_20_Line"/>
      <text:h text:style-name="Heading_20_2" text:outline-level="2">Part C - Vocabulary in Context /4 pts</text:h>
      <text:p text:style-name="Text_20_body"><text:span text:style-name="Strong_20_Emphasis">9.</text:span> Match the words from the text with their meaning: <text:span text:style-name="Strong_20_Emphasis">(4 pts)</text:span></text:p>
      <text:p text:style-name="Text_20_body">enforce ○————————○ abilities you need to learn first</text:p>
      <text:p text:style-name="Text_20_body">foundational skills ○————————○ make sure a rule is followed</text:p>
      <text:p text:style-name="Text_20_body">career preparation ○————————○ getting ready for a job</text:p>
      <text:p text:style-name="Text_20_body">literacy ○————————○ ability to understand and use something</text:p>
      <text:p text:style-name="Horizontal_20_Line"/>
      <text:p text:style-name="Text_20_body"><text:span text:style-name="Strong_20_Emphasis">TOTAL: _____ / 20 points</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4T09:11:40.216423086</meta:creation-date>
    <dc:date>2025-10-04T09:56:39.575651668</dc:date>
    <meta:editing-duration>PT34M48S</meta:editing-duration>
    <meta:editing-cycles>1</meta:editing-cycles>
    <meta:document-statistic meta:table-count="0" meta:image-count="0" meta:object-count="0" meta:page-count="3" meta:paragraph-count="49" meta:word-count="721" meta:character-count="4597" meta:non-whitespace-character-count="3932"/>
    <meta:generator>LibreOffice/7.3.7.2$Linux_X86_64 LibreOffice_project/30$Build-2</meta:generator>
  </office:meta>
</office:document-meta>
</file>